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dddddd" draw:textarea-horizontal-align="justify" draw:textarea-vertical-align="middle" draw:auto-grow-height="false" fo:min-height="3.447cm" fo:min-width="6.301cm"/>
    </style:style>
    <style:style style:name="gr2" style:family="graphic" style:parent-style-name="standard">
      <style:graphic-properties svg:stroke-color="#cc9900" draw:fill-color="#ffffff" draw:textarea-horizontal-align="justify" draw:textarea-vertical-align="middle" draw:auto-grow-height="false" fo:min-height="3.447cm" fo:min-width="6.301cm"/>
    </style:style>
    <style:style style:name="gr3" style:family="graphic" style:parent-style-name="standard">
      <style:graphic-properties draw:fill-color="#ff9900" draw:textarea-horizontal-align="justify" draw:textarea-vertical-align="middle" draw:auto-grow-height="false" fo:min-height="3.447cm" fo:min-width="6.301cm"/>
    </style:style>
    <style:style style:name="gr4" style:family="graphic" style:parent-style-name="standard">
      <style:graphic-properties draw:fill-color="#dddddd" draw:textarea-horizontal-align="justify" draw:textarea-vertical-align="middle" draw:auto-grow-height="false" fo:min-height="2.375cm" fo:min-width="0.85cm"/>
    </style:style>
    <style:style style:name="gr5" style:family="graphic" style:parent-style-name="standard">
      <style:graphic-properties draw:fill="none" draw:fill-color="#dddddd" draw:textarea-vertical-align="middle" draw:auto-grow-height="false" fo:min-height="13.21cm" fo:min-width="0.693cm"/>
    </style:style>
    <style:style style:name="gr6" style:family="graphic" style:parent-style-name="standard">
      <style:graphic-properties draw:fill-color="#ff66ff" draw:textarea-vertical-align="middle" draw:auto-grow-height="false" fo:min-height="4.85cm" fo:min-width="4.4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loext:graphic-properties draw:fill-color="#dddddd"/>
      <style:paragraph-properties fo:text-align="center"/>
    </style:style>
    <style:style style:name="P3" style:family="paragraph">
      <loext:graphic-properties draw:fill-color="#ffffff"/>
      <style:paragraph-properties fo:text-align="center"/>
    </style:style>
    <style:style style:name="P4" style:family="paragraph">
      <loext:graphic-properties draw:fill-color="#ff9900"/>
      <style:paragraph-properties fo:text-align="center"/>
    </style:style>
    <style:style style:name="P5" style:family="paragraph">
      <loext:graphic-properties draw:fill="none" draw:fill-color="#dddddd"/>
      <style:paragraph-properties fo:text-align="center"/>
    </style:style>
    <style:style style:name="P6" style:family="paragraph">
      <loext:graphic-properties draw:fill-color="#ff66ff"/>
      <style:paragraph-properties fo:text-align="center"/>
    </style:style>
    <style:style style:name="P7"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8cm" svg:height="4.6cm" svg:x="11.1cm" svg:y="2.1cm">
          <text:p text:style-name="P1">TEI source conforming </text:p>
          <text:p text:style-name="P1">to teislides schema</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3" draw:layer="layout" svg:width="6.8cm" svg:height="4.6cm" svg:x="11.1cm" svg:y="11.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4" draw:layer="layout" svg:width="6.8cm" svg:height="4.6cm" svg:x="11.1cm" svg:y="20.8cm">
          <text:p text:style-name="P1">Snazzy PDF output</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2" draw:layer="layout" svg:width="2.7cm" svg:height="3cm" svg:x="14.1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2" draw:layer="layout" svg:width="2.7cm" svg:height="3cm" svg:x="13.9cm" svg:y="1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5" draw:layer="layout" svg:width="3.3cm" svg:height="14.2cm" svg:x="6.7cm" svg:y="6.7cm">
          <text:p/>
          <draw:enhanced-geometry svg:viewBox="0 0 21600 21600" draw:glue-points="21600 0 0 10800 21600 21600" draw:text-areas="13800 ?f9 21600 ?f10" draw:type="left-brace" draw:modifiers="1800 10911.7949440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6" draw:layer="layout" svg:width="4.9cm" svg:height="5.1cm" svg:x="1.8cm" svg:y="11.3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frame draw:style-name="gr7" draw:text-style-name="P7" draw:layer="layout" svg:width="3.317cm" svg:height="0.962cm" svg:x="2.5cm" svg:y="13.538cm">
          <draw:text-box>
            <text:p>teitoslides</text:p>
          </draw:text-box>
        </draw:frame>
        <draw:frame draw:style-name="gr7" draw:text-style-name="P7" draw:layer="layout" svg:width="4.024cm" svg:height="1.673cm" svg:x="12.2cm" svg:y="12.5cm">
          <draw:text-box>
            <text:p>Intermediate</text:p>
            <text:p>Latex Fil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5T18:42:27.333585370</meta:creation-date>
    <dc:date>2016-11-05T18:57:03.801313217</dc:date>
    <meta:editing-duration>PT14M36S</meta:editing-duration>
    <meta:editing-cycles>1</meta:editing-cycles>
    <meta:document-statistic meta:object-count="9"/>
    <meta:generator>LibreOffice/5.0.6.2$Linux_X86_64 LibreOffice_project/00m0$Build-2</meta:generator>
  </office:meta>
</office:document-meta>
</file>